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1.1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0d0d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 style:data-style-name="N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4" table:default-cell-style-name="ce1"/>
        <table:table-column table:style-name="co6" table:number-columns-repeated="7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2016年度</text:p>
          </table:table-cell>
          <table:covered-table-cell table:style-name="ce13"/>
          <table:table-cell table:style-name="ce8" office:value-type="string" calcext:value-type="string" table:number-columns-spanned="2" table:number-rows-spanned="1">
            <text:p>2017年度</text:p>
          </table:table-cell>
          <table:covered-table-cell table:style-name="ce16"/>
          <table:table-cell table:style-name="ce5" office:value-type="string" calcext:value-type="string" table:number-columns-spanned="2" table:number-rows-spanned="1">
            <text:p>2018年度</text:p>
          </table:table-cell>
          <table:covered-table-cell table:style-name="ce13"/>
          <table:table-cell table:style-name="ce16" office:value-type="string" calcext:value-type="string">
            <text:p>2019</text:p>
          </table:table-cell>
          <table:table-cell table:style-name="ce13" office:value-type="string" calcext:value-type="string">
            <text:p>2020</text:p>
          </table:table-cell>
          <table:table-cell table:style-name="ce16" office:value-type="string" calcext:value-type="string">
            <text:p>2021</text:p>
          </table:table-cell>
          <table:table-cell table:style-name="ce5" office:value-type="string" calcext:value-type="string" table:number-columns-spanned="2" table:number-rows-spanned="1">
            <text:p>2022年度</text:p>
          </table:table-cell>
          <table:covered-table-cell table:style-name="ce13"/>
          <table:table-cell table:style-name="ce16" office:value-type="string" calcext:value-type="string">
            <text:p>2023</text:p>
          </table:table-cell>
          <table:table-cell table:style-name="ce5" office:value-type="string" calcext:value-type="string" table:number-columns-spanned="2" table:number-rows-spanned="1">
            <text:p>2024</text:p>
          </table:table-cell>
          <table:covered-table-cell table:style-name="ce13"/>
          <table:table-cell table:style-name="ce8" office:value-type="string" calcext:value-type="string" table:number-columns-spanned="2" table:number-rows-spanned="1">
            <text:p>2025</text:p>
          </table:table-cell>
          <table:covered-table-cell table:style-name="ce16"/>
          <table:table-cell table:style-name="ce11"/>
          <table:table-cell/>
        </table:table-row>
        <table:table-row table:style-name="ro1">
          <table:table-cell table:number-columns-repeated="3"/>
          <table:table-cell table:style-name="ce13" office:value-type="string" calcext:value-type="string">
            <text:p>8/3</text:p>
          </table:table-cell>
          <table:table-cell table:style-name="ce13" office:value-type="string" calcext:value-type="string">
            <text:p>8/8</text:p>
          </table:table-cell>
          <table:table-cell table:style-name="ce16" office:value-type="string" calcext:value-type="string">
            <text:p>7/24</text:p>
          </table:table-cell>
          <table:table-cell table:style-name="ce16" office:value-type="string" calcext:value-type="string">
            <text:p>7/25</text:p>
          </table:table-cell>
          <table:table-cell table:style-name="ce13" office:value-type="string" calcext:value-type="string">
            <text:p>7/24</text:p>
          </table:table-cell>
          <table:table-cell table:style-name="ce13" office:value-type="string" calcext:value-type="string">
            <text:p>7/26</text:p>
          </table:table-cell>
          <table:table-cell table:style-name="ce16" office:value-type="string" calcext:value-type="string">
            <text:p>7/23</text:p>
          </table:table-cell>
          <table:table-cell table:style-name="ce13" office:value-type="string" calcext:value-type="string">
            <text:p>9/15</text:p>
          </table:table-cell>
          <table:table-cell table:style-name="ce16" office:value-type="string" calcext:value-type="string">
            <text:p>10/6</text:p>
          </table:table-cell>
          <table:table-cell table:style-name="ce13" office:value-type="string" calcext:value-type="string">
            <text:p>12/9</text:p>
          </table:table-cell>
          <table:table-cell table:style-name="ce13" office:value-type="string" calcext:value-type="string">
            <text:p>1/27</text:p>
          </table:table-cell>
          <table:table-cell table:style-name="ce16" office:value-type="string" calcext:value-type="string">
            <text:p>8/1</text:p>
          </table:table-cell>
          <table:table-cell table:style-name="ce13" office:value-type="string" calcext:value-type="string">
            <text:p>8/1</text:p>
          </table:table-cell>
          <table:table-cell table:style-name="ce13" office:value-type="string" calcext:value-type="string">
            <text:p>11/14</text:p>
          </table:table-cell>
          <table:table-cell table:style-name="ce16" office:value-type="string" calcext:value-type="string">
            <text:p>12/2</text:p>
          </table:table-cell>
          <table:table-cell table:style-name="ce16" office:value-type="string" calcext:value-type="string">
            <text:p>1/27</text:p>
          </table:table-cell>
          <table:table-cell table:style-name="ce11"/>
          <table:table-cell/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4"/>
          <table:table-cell table:style-name="ce2" office:value-type="string" calcext:value-type="string">
            <text:p>計</text:p>
          </table:table-cell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4:.T4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5:.T5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6:.T6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7:.T7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8:.T8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4"/>
          <table:table-cell table:style-name="ce2" table:formula="of:=SUM([.D9:.T9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4"/>
          <table:table-cell table:style-name="ce2" table:formula="of:=SUM([.D10:.T10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1:.T1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12:.T12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3:.T1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4:.T1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5:.T1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6:.T1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7:.T1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8:.T1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9:.T1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20:.T2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21:.T2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22:.T2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23:.T2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24:.T2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25:.T2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4"/>
          <table:table-cell table:style-name="ce2" table:formula="of:=SUM([.D26:.T2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4"/>
          <table:table-cell table:style-name="ce2" table:formula="of:=SUM([.D27:.T2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28:.T2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29:.T2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7" calcext:value-type="float">
            <text:p>2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30:.T30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32:.T32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33:.T3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34:.T3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35:.T3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36:.T3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37:.T3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38:.T3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39:.T3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40:.T4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41:.T4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42:.T4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43:.T4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44:.T4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45:.T4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46:.T4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47:.T4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48:.T4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49:.T4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50:.T5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4"/>
          <table:table-cell table:style-name="ce2" table:formula="of:=SUM([.D51:.T5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4"/>
          <table:table-cell table:style-name="ce2" table:formula="of:=SUM([.D52:.T5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2" calcext:value-type="float">
            <text:p>2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4"/>
          <table:table-cell table:style-name="ce2" table:formula="of:=SUM([.D53:.T5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3" calcext:value-type="float">
            <text:p>2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4"/>
          <table:table-cell table:style-name="ce2" table:formula="of:=SUM([.D54:.T5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55:.T5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" calcext:value-type="float">
            <text:p>2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56:.T5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6" calcext:value-type="float">
            <text:p>2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18" office:value-type="float" office:value="1" calcext:value-type="float">
            <text:p>1</text:p>
          </table:table-cell>
          <table:table-cell table:style-name="ce4"/>
          <table:table-cell table:style-name="ce2" table:formula="of:=SUM([.D57:.T57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59:.T59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60:.T60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61:.T61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4"/>
          <table:table-cell table:style-name="ce2" table:formula="of:=SUM([.D62:.T62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4"/>
          <table:table-cell table:style-name="ce2" table:formula="of:=SUM([.D63:.T63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64:.T6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65:.T6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66:.T66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67:.T6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68:.T6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69:.T6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70:.T7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71:.T7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72:.T7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73:.T7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74:.T7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75:.T7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76:.T7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77:.T7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78:.T7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1" calcext:value-type="float">
            <text:p>2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79:.T7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2" calcext:value-type="float">
            <text:p>2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80:.T8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3" calcext:value-type="float">
            <text:p>2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4"/>
          <table:table-cell table:style-name="ce2" table:formula="of:=SUM([.D81:.T8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4"/>
          <table:table-cell table:style-name="ce2" table:formula="of:=SUM([.D82:.T8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" calcext:value-type="float">
            <text:p>2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83:.T8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84:.T8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" calcext:value-type="float">
            <text:p>2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85:.T85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87:.T87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88:.T88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4"/>
          <table:table-cell table:style-name="ce2" table:formula="of:=SUM([.D89:.T89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90:.T90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91:.T91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92:.T9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93:.T93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94:.T9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95:.T9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96:.T9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97:.T9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98:.T9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99:.T9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00:.T10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01:.T10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02:.T10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03:.T10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04:.T10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05:.T10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06:.T10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07:.T10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4"/>
          <table:table-cell table:style-name="ce2" table:formula="of:=SUM([.D108:.T10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4"/>
          <table:table-cell table:style-name="ce2" table:formula="of:=SUM([.D109:.T10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4"/>
          <table:table-cell table:style-name="ce2" table:formula="of:=SUM([.D110:.T11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111:.T11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" calcext:value-type="float">
            <text:p>2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18" office:value-type="float" office:value="1" calcext:value-type="float">
            <text:p>1</text:p>
          </table:table-cell>
          <table:table-cell table:style-name="ce4"/>
          <table:table-cell table:style-name="ce2" table:formula="of:=SUM([.D112:.T112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14:.T114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15:.T115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16:.T116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4"/>
          <table:table-cell table:style-name="ce2" table:formula="of:=SUM([.D117:.T117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18:.T118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19:.T11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120:.T120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21:.T12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22:.T12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23:.T12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24:.T12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25:.T12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26:.T12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27:.T12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28:.T12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29:.T12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30:.T13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31:.T13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32:.T13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33:.T13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1" calcext:value-type="float">
            <text:p>2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 table:number-columns-repeated="2"/>
          <table:table-cell table:style-name="ce4"/>
          <table:table-cell table:style-name="ce2" table:formula="of:=SUM([.D134:.T13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2" calcext:value-type="float">
            <text:p>2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4"/>
          <table:table-cell table:style-name="ce2" table:formula="of:=SUM([.D135:.T13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4"/>
          <table:table-cell table:style-name="ce2" table:formula="of:=SUM([.D136:.T13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4" calcext:value-type="float">
            <text:p>2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4"/>
          <table:table-cell table:style-name="ce2" table:formula="of:=SUM([.D137:.T13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138:.T13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6" calcext:value-type="float">
            <text:p>2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139:.T13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7" calcext:value-type="float">
            <text:p>2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140:.T140])" office:value-type="float" office:value="1" calcext:value-type="float">
            <text:p>1</text:p>
          </table:table-cell>
        </table:table-row>
        <table:table-row table:style-name="ro1">
          <table:table-cell table:style-name="ce4" table:number-columns-repeated="21"/>
        </table:table-row>
        <table:table-row table:style-name="ro1">
          <table:table-cell table:number-columns-repeated="2"/>
          <table:table-cell table:style-name="ce2" office:value-type="string" calcext:value-type="string">
            <text:p>計</text:p>
          </table:table-cell>
          <table:table-cell table:style-name="ce7" table:formula="of:=SUM([.D4:.D141])" office:value-type="float" office:value="10" calcext:value-type="float">
            <text:p>10</text:p>
          </table:table-cell>
          <table:table-cell table:style-name="ce7" table:formula="of:=SUM([.E4:.E141])" office:value-type="float" office:value="10" calcext:value-type="float">
            <text:p>10</text:p>
          </table:table-cell>
          <table:table-cell table:style-name="ce10" table:formula="of:=SUM([.F4:.F141])" office:value-type="float" office:value="10" calcext:value-type="float">
            <text:p>10</text:p>
          </table:table-cell>
          <table:table-cell table:style-name="ce10" table:formula="of:=SUM([.G4:.G141])" office:value-type="float" office:value="10" calcext:value-type="float">
            <text:p>10</text:p>
          </table:table-cell>
          <table:table-cell table:style-name="ce7" table:formula="of:=SUM([.H4:.H141])" office:value-type="float" office:value="10" calcext:value-type="float">
            <text:p>10</text:p>
          </table:table-cell>
          <table:table-cell table:style-name="ce7" table:formula="of:=SUM([.I4:.I141])" office:value-type="float" office:value="10" calcext:value-type="float">
            <text:p>10</text:p>
          </table:table-cell>
          <table:table-cell table:style-name="ce10" table:formula="of:=SUM([.J4:.J141])" office:value-type="float" office:value="10" calcext:value-type="float">
            <text:p>10</text:p>
          </table:table-cell>
          <table:table-cell table:style-name="ce7" table:formula="of:=SUM([.K4:.K141])" office:value-type="float" office:value="10" calcext:value-type="float">
            <text:p>10</text:p>
          </table:table-cell>
          <table:table-cell table:style-name="ce10" table:formula="of:=SUM([.L4:.L141])" office:value-type="float" office:value="10" calcext:value-type="float">
            <text:p>10</text:p>
          </table:table-cell>
          <table:table-cell table:style-name="ce7" table:formula="of:=SUM([.M4:.M141])" office:value-type="float" office:value="10" calcext:value-type="float">
            <text:p>10</text:p>
          </table:table-cell>
          <table:table-cell table:style-name="ce7" table:formula="of:=SUM([.N4:.N141])" office:value-type="float" office:value="10" calcext:value-type="float">
            <text:p>10</text:p>
          </table:table-cell>
          <table:table-cell table:style-name="ce10" table:formula="of:=SUM([.O4:.O141])" office:value-type="float" office:value="10" calcext:value-type="float">
            <text:p>10</text:p>
          </table:table-cell>
          <table:table-cell table:style-name="ce7" table:formula="of:=SUM([.P4:.P141])" office:value-type="float" office:value="10" calcext:value-type="float">
            <text:p>10</text:p>
          </table:table-cell>
          <table:table-cell table:style-name="ce7" table:formula="of:=SUM([.Q4:.Q141])" office:value-type="float" office:value="10" calcext:value-type="float">
            <text:p>10</text:p>
          </table:table-cell>
          <table:table-cell table:style-name="ce10" table:formula="of:=SUM([.R4:.R141])" office:value-type="float" office:value="10" calcext:value-type="float">
            <text:p>10</text:p>
          </table:table-cell>
          <table:table-cell table:style-name="ce10" table:formula="of:=SUM([.S4:.S141])" office:value-type="float" office:value="10" calcext:value-type="float">
            <text:p>10</text:p>
          </table:table-cell>
          <table:table-cell table:style-name="ce4"/>
          <table:table-cell table:style-name="ce2" table:formula="of:=SUM([.U4:.U141])" office:value-type="float" office:value="160" calcext:value-type="float">
            <text:p>160</text:p>
          </table:table-cell>
        </table:table-row>
        <table:table-row table:style-name="ro1" table:number-rows-repeated="1048433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  <style:font-face style:name="呡歡潐䝯瑨楣" svg:font-family="呡歡潐䝯瑨楣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呡歡潐䝯瑨楣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mePlus P Gothic" style:font-family-asian="'UmePlus P Gothic'" style:font-family-generic-asian="system" style:font-pitch-asian="variable" style:font-size-asian="10pt" style:font-name-complex="TakaoPGothic" style:font-family-complex="TakaoPGothic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00/00/00</text:date>, <text:time style:data-style-name="N2" text:time-value="09:15:59.01371949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2T09:21:51.053413812</dc:date>
    <meta:editing-duration>PT4H29M39S</meta:editing-duration>
    <meta:editing-cycles>41</meta:editing-cycles>
    <meta:generator>LibreOffice/24.2.7.2$Linux_X86_64 LibreOffice_project/420$Build-2</meta:generator>
    <meta:document-statistic meta:table-count="1" meta:cell-count="768" meta:object-count="0"/>
  </office:meta>
</office:document-meta>
</file>